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004586" draw:textarea-horizontal-align="justify" draw:textarea-vertical-align="middle" draw:auto-grow-height="false" fo:min-height="0.71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420e" draw:textarea-horizontal-align="justify" draw:textarea-vertical-align="middle" draw:auto-grow-height="false" fo:min-height="0.71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d320" draw:textarea-horizontal-align="justify" draw:textarea-vertical-align="middle" draw:auto-grow-height="false" fo:min-height="0.71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579d1c" draw:textarea-horizontal-align="justify" draw:textarea-vertical-align="middle" draw:auto-grow-height="false" fo:min-height="0.71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5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53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svg:stroke-width="0.035cm" svg:stroke-color="#000000" draw:marker-start="Arrow" draw:marker-start-width="0.252cm" draw:marker-end="Arrow" draw:marker-end-width="0.252cm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draw:fill="none" fo:min-height="0.48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 style:writing-mode="lr-tb"/>
    </style:style>
    <style:style style:name="P3" style:family="paragraph">
      <loext:graphic-properties draw:fill-color="#ff420e"/>
      <style:paragraph-properties fo:text-align="center" style:writing-mode="lr-tb"/>
    </style:style>
    <style:style style:name="P4" style:family="paragraph">
      <loext:graphic-properties draw:fill-color="#ffd320"/>
      <style:paragraph-properties fo:text-align="center" style:writing-mode="lr-tb"/>
    </style:style>
    <style:style style:name="P5" style:family="paragraph">
      <loext:graphic-properties draw:fill-color="#579d1c"/>
      <style:paragraph-properties fo:text-align="center" style:writing-mode="lr-tb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OpenSymbol" fo:font-size="12pt" style:font-name-asian="OpenSymbol" style:font-size-asian="12pt" style:font-name-complex="OpenSymbol" style:font-size-complex="12pt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cm" svg:x="1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2.5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cm" svg:x="4cm" svg:y="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cm" svg:x="5.5cm" svg:y="4cm">
          <text:p text:style-name="P1">3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453cm" svg:height="0.806cm" svg:x="8.979cm" svg:y="1.089cm">
          <draw:text-box>
            <text:p><text:span text:style-name="T1">P = 4 threads</text:span></text:p>
          </draw:text-box>
        </draw:frame>
        <draw:frame draw:style-name="gr6" draw:text-style-name="P7" draw:layer="layout" svg:width="5cm" svg:height="1.203cm" svg:x="2.25cm" svg:y="6cm">
          <draw:text-box>
            <text:p><text:span text:style-name="T2">START =</text:span></text:p>
            <text:p><text:span text:style-name="T2"><text:s text:c="6"/></text:span><text:span text:style-name="T2">my_id</text:span><text:span text:style-name="T3"></text:span><text:span text:style-name="T2">chunk_size </text:span></text:p>
          </draw:text-box>
        </draw:frame>
        <draw:custom-shape draw:style-name="gr1" draw:text-style-name="P2" draw:layer="layout" svg:width="1.5cm" svg:height="1cm" svg:x="7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8.5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cm" svg:x="10cm" svg:y="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cm" svg:x="11.5cm" svg:y="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cm" svg:x="13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14.5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cm" svg:x="16cm" svg:y="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cm" svg:x="17.5cm" svg:y="4cm">
          <text:p text:style-name="P1">3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.75cm" svg:y1="6cm" svg:x2="2.75cm" svg:y2="5cm">
          <text:p/>
        </draw:line>
        <draw:frame draw:style-name="gr8" draw:text-style-name="P7" draw:layer="layout" svg:width="4cm" svg:height="0.725cm" svg:x="8.25cm" svg:y="6cm">
          <draw:text-box>
            <text:p><text:span text:style-name="T2">START + STRIDE</text:span></text:p>
          </draw:text-box>
        </draw:frame>
        <draw:line draw:style-name="gr7" draw:text-style-name="P8" draw:layer="layout" svg:x1="8.75cm" svg:y1="6cm" svg:x2="8.75cm" svg:y2="5cm">
          <text:p/>
        </draw:line>
        <draw:frame draw:style-name="gr9" draw:text-style-name="P7" draw:layer="layout" svg:width="4.5cm" svg:height="0.75cm" svg:x="14.25cm" svg:y="6cm">
          <draw:text-box>
            <text:p><text:span text:style-name="T2">START + 2</text:span><text:span text:style-name="T3"></text:span><text:span text:style-name="T2">STRIDE</text:span></text:p>
          </draw:text-box>
        </draw:frame>
        <draw:line draw:style-name="gr7" draw:text-style-name="P8" draw:layer="layout" svg:x1="14.75cm" svg:y1="6cm" svg:x2="14.75cm" svg:y2="5cm">
          <text:p/>
        </draw:line>
        <draw:g draw:style-name="gr10">
          <draw:line draw:style-name="gr11" draw:text-style-name="P9" draw:layer="layout" svg:x1="2.5cm" svg:y1="2.75cm" svg:x2="8.5cm" svg:y2="2.75cm">
            <text:p/>
          </draw:line>
          <draw:frame draw:style-name="gr12" draw:text-style-name="P10" draw:layer="layout" svg:width="5.591cm" svg:height="0.73cm" svg:x="2.75cm" svg:y="2cm">
            <draw:text-box>
              <text:p><text:span text:style-name="T2">STRIDE = P</text:span><text:span text:style-name="T3"></text:span><text:span text:style-name="T2">chunk_size</text:span></text:p>
            </draw:text-box>
          </draw:frame>
        </draw:g>
        <draw:g draw:style-name="gr10">
          <draw:line draw:style-name="gr11" draw:text-style-name="P9" draw:layer="layout" svg:x1="2.5cm" svg:y1="3.75cm" svg:x2="4cm" svg:y2="3.75cm">
            <text:p/>
          </draw:line>
          <draw:frame draw:style-name="gr13" draw:text-style-name="P10" draw:layer="layout" svg:width="2.619cm" svg:height="0.726cm" svg:x="2cm" svg:y="3cm">
            <draw:text-box>
              <text:p><text:span text:style-name="T2">chunk_size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1:43:05.320313904</meta:creation-date>
    <dc:date>2025-11-04T09:41:16.815014968</dc:date>
    <meta:editing-duration>PT8M20S</meta:editing-duration>
    <meta:editing-cycles>9</meta:editing-cycles>
    <meta:generator>LibreOffice/24.2.7.2$Linux_X86_64 LibreOffice_project/420$Build-2</meta:generator>
    <meta:document-statistic meta:object-count="25"/>
  </office:meta>
</office:document-meta>
</file>